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2cm" fo:min-width="5.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76cm" fo:min-width="6.11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25cm" fo:min-width="2.9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946cm" fo:min-width="4.97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46cm" fo:min-width="4.6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8.2cm" svg:height="4.3cm" svg:x="6.7cm" svg:y="1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2cm" svg:height="4.3cm" svg:x="6.2cm" svg:y="23.9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0.5cm" svg:height="2.9cm" svg:x="5.3cm" svg:y="6.8cm">
          <text:p text:style-name="P1">Pobierz: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1" draw:id="id1" draw:layer="layout" svg:width="6.9cm" svg:height="7cm" svg:x="7.1cm" svg:y="11.1cm">
          <text:p text:style-name="P1">Czy liczba jest</text:p>
          <text:p text:style-name="P1"><text:s/>podzielna przez 2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" draw:id="id2" draw:layer="layout" svg:width="8.7cm" svg:height="1.9cm" svg:x="1.4cm" svg:y="20.6cm">
          <text:p text:style-name="P1">Wyprowadź: </text:p>
          <text:p text:style-name="P1">„parzysta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3" draw:id="id3" draw:layer="layout" svg:width="8.1cm" svg:height="1.9cm" svg:x="11.3cm" svg:y="20.6cm">
          <text:p text:style-name="P1">Wyprowadź:</text:p>
          <text:p text:style-name="P1"><text:s/>„nieparzysta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" draw:text-style-name="P2" draw:layer="layout" svg:x1="10.9cm" svg:y1="5.6cm" svg:x2="10.4cm" svg:y2="7cm">
          <text:p/>
        </draw:line>
        <draw:line draw:style-name="gr6" draw:text-style-name="P2" draw:layer="layout" svg:x1="10.7cm" svg:y1="9.7cm" svg:x2="10.6cm" svg:y2="11.1cm">
          <text:p/>
        </draw:line>
        <draw:connector draw:style-name="gr7" draw:text-style-name="P1" draw:layer="layout" svg:x1="7.1cm" svg:y1="14.6cm" svg:x2="5.75cm" svg:y2="20.6cm" draw:start-shape="id1" draw:start-glue-point="5" draw:end-shape="id2" draw:end-glue-point="5" svg:d="M7100 14600h-1350v6000" svg:viewBox="0 0 1351 6001">
          <text:p text:style-name="P1">TAK</text:p>
        </draw:connector>
        <draw:connector draw:style-name="gr7" draw:text-style-name="P1" draw:layer="layout" svg:x1="14cm" svg:y1="14.6cm" svg:x2="15.35cm" svg:y2="20.6cm" draw:start-shape="id1" draw:start-glue-point="7" draw:end-shape="id3" draw:end-glue-point="5" svg:d="M14000 14600h1350v6000" svg:viewBox="0 0 1351 6001">
          <text:p text:style-name="P1">NIE</text:p>
        </draw:connector>
        <draw:line draw:style-name="gr6" draw:text-style-name="P2" draw:layer="layout" svg:x1="14.4cm" svg:y1="22.5cm" svg:x2="10.2cm" svg:y2="24.1cm">
          <text:p/>
        </draw:line>
        <draw:line draw:style-name="gr6" draw:text-style-name="P2" draw:layer="layout" svg:x1="5.8cm" svg:y1="22.5cm" svg:x2="10.4cm" svg:y2="24.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11:29:04.431490462</meta:creation-date>
    <dc:date>2020-09-17T11:38:47.479911735</dc:date>
    <meta:editing-duration>PT9M43S</meta:editing-duration>
    <meta:editing-cycles>1</meta:editing-cycles>
    <meta:document-statistic meta:object-count="12"/>
    <meta:generator>LibreOffice/6.4.5.2$Linux_X86_64 LibreOffice_project/40$Build-2</meta:generator>
  </office:meta>
</office:document-meta>
</file>